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4.078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 fo:font-weight="normal" style:font-weight-asian="normal" style:font-weight-complex="normal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ext-properties fo:color="#ff3333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office:value-type="string">
            <text:p>ACTIVIDADES CORRESPONDIENTES AL BLOQUE II. </text:p>
          </table:table-cell>
          <table:table-cell table:style-name="Default"/>
          <table:table-cell table:number-columns-repeated="2"/>
          <table:table-cell office:value-type="string">
            <text:p>Ana Company Contreras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1" office:value-type="string">
            <text:p>Municipio</text:p>
          </table:table-cell>
          <table:table-cell table:style-name="ce1" office:value-type="string">
            <text:p>Empresas</text:p>
          </table:table-cell>
          <table:table-cell table:style-name="ce1" office:value-type="string">
            <text:p>Superficie</text:p>
          </table:table-cell>
          <table:table-cell/>
          <table:table-cell table:style-name="ce3"/>
          <table:table-cell table:number-columns-repeated="7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/>
          <table:table-cell table:style-name="ce4" office:value-type="string">
            <text:p>EJERCICIO 2:</text:p>
          </table:table-cell>
          <table:table-cell table:number-columns-repeated="7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/>
          <table:table-cell table:style-name="ce5" office:value-type="string">
            <text:p>Para poder calcular los datos que nos piden, debemos calcular primero tanto el primero como el tercer cuartil.</text:p>
          </table:table-cell>
          <table:table-cell table:number-columns-repeated="7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/>
          <table:table-cell table:style-name="ce6" office:value-type="string">
            <text:p>Primer cuartil:</text:p>
          </table:table-cell>
          <table:table-cell table:style-name="ce8" table:formula="of:=QUARTILE ([.B6:.B72];1)" office:value-type="float" office:value="58.5">
            <text:p>58,5</text:p>
          </table:table-cell>
          <table:table-cell table:number-columns-repeated="6"/>
        </table:table-row>
        <table:table-row table:style-name="ro1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/>
          <table:table-cell table:style-name="ce6" office:value-type="string">
            <text:p>Tercer cuartil:</text:p>
          </table:table-cell>
          <table:table-cell table:formula="of:=QUARTILE ([.B6:.B72];3)" office:value-type="float" office:value="450">
            <text:p>450</text:p>
          </table:table-cell>
          <table:table-cell table:number-columns-repeated="6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/>
          <table:table-cell table:style-name="ce3" office:value-type="string">
            <text:p>Rango: </text:p>
          </table:table-cell>
          <table:table-cell office:value-type="string">
            <text:p>14541-12+1= 14530</text:p>
          </table:table-cell>
          <table:table-cell table:number-columns-repeated="6"/>
        </table:table-row>
        <table:table-row table:style-name="ro1">
          <table:table-cell office:value-type="string">
            <text:p>Bu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/>
          <table:table-cell table:style-name="ce3" office:value-type="string">
            <text:p>Rango intercuartílico:</text:p>
          </table:table-cell>
          <table:table-cell office:value-type="string">
            <text:p>3C -1C</text:p>
          </table:table-cell>
          <table:table-cell office:value-type="string">
            <text:p>450- 58,5 = 391,5</text:p>
          </table:table-cell>
          <table:table-cell table:number-columns-repeated="5"/>
        </table:table-row>
        <table:table-row table:style-name="ro1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/>
          <table:table-cell table:style-name="ce3" office:value-type="string">
            <text:p>Varianza:</text:p>
          </table:table-cell>
          <table:table-cell table:formula="of:= VARP ([.B6:.B72])" office:value-type="float" office:value="3175040.59389619">
            <text:p>3175040,59</text:p>
          </table:table-cell>
          <table:table-cell table:number-columns-repeated="6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/>
          <table:table-cell table:style-name="ce3" office:value-type="string">
            <text:p>Desviación típica:</text:p>
          </table:table-cell>
          <table:table-cell office:value-type="string">
            <text:p>Raiz cuadrada de la varianza= 1781,86</text:p>
          </table:table-cell>
          <table:table-cell table:number-columns-repeated="6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9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9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/>
          <table:table-cell table:style-name="ce7" office:value-type="string">
            <text:p>EJERCICIO 3:</text:p>
          </table:table-cell>
          <table:table-cell table:number-columns-repeated="7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/>
          <table:table-cell table:style-name="ce3" office:value-type="string">
            <text:p>Mediana:</text:p>
          </table:table-cell>
          <table:table-cell table:formula="of:= MEDIAN ([.B6:.B72])" office:value-type="float" office:value="164">
            <text:p>164</text:p>
          </table:table-cell>
          <table:table-cell table:number-columns-repeated="6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/>
          <table:table-cell table:style-name="ce3" office:value-type="string">
            <text:p>Primer cuartil:</text:p>
          </table:table-cell>
          <table:table-cell table:formula="of:=QUARTILE ([.B6:.B72];1)" office:value-type="float" office:value="58.5">
            <text:p>58,5</text:p>
          </table:table-cell>
          <table:table-cell table:number-columns-repeated="6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/>
          <table:table-cell table:style-name="ce3" office:value-type="string">
            <text:p>Tercer cuartil:</text:p>
          </table:table-cell>
          <table:table-cell table:formula="of:=QUARTILE ([.B6:.B72];3)" office:value-type="float" office:value="450">
            <text:p>450</text:p>
          </table:table-cell>
          <table:table-cell table:number-columns-repeated="6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/>
          <table:table-cell table:style-name="ce3" office:value-type="string">
            <text:p>LES:</text:p>
          </table:table-cell>
          <table:table-cell table:style-name="ce9" office:value-type="string">
            <text:p>3C + 3 · RIC</text:p>
          </table:table-cell>
          <table:table-cell office:value-type="string">
            <text:p>450 + 3 · 391,5 =</text:p>
          </table:table-cell>
          <table:table-cell office:value-type="float" office:value="1624.5">
            <text:p>1624,5</text:p>
          </table:table-cell>
          <table:table-cell table:number-columns-repeated="4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/>
          <table:table-cell table:style-name="ce3" office:value-type="string">
            <text:p>LAS:</text:p>
          </table:table-cell>
          <table:table-cell office:value-type="string">
            <text:p>3C + 1'5 · RIC</text:p>
          </table:table-cell>
          <table:table-cell office:value-type="string">
            <text:p>450 + 1,5 · 391,5 =</text:p>
          </table:table-cell>
          <table:table-cell office:value-type="float" office:value="1037.25">
            <text:p>1037,25</text:p>
          </table:table-cell>
          <table:table-cell table:number-columns-repeated="4"/>
        </table:table-row>
        <table:table-row table:style-name="ro1"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/>
          <table:table-cell table:style-name="ce3" office:value-type="string">
            <text:p>LAI:</text:p>
          </table:table-cell>
          <table:table-cell office:value-type="string">
            <text:p>1C – 1'5 · RIC</text:p>
          </table:table-cell>
          <table:table-cell office:value-type="string">
            <text:p>58,5 – 1,5 · 391,5 = </text:p>
          </table:table-cell>
          <table:table-cell office:value-type="float" office:value="-528.75">
            <text:p>-528,75</text:p>
          </table:table-cell>
          <table:table-cell table:number-columns-repeated="4"/>
        </table:table-row>
        <table:table-row table:style-name="ro1">
          <table:table-cell office:value-type="string">
            <text:p>Villafranca de Bonany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/>
          <table:table-cell table:style-name="ce3" office:value-type="string">
            <text:p>LEI:</text:p>
          </table:table-cell>
          <table:table-cell office:value-type="string">
            <text:p>1C – 3 · RIC</text:p>
          </table:table-cell>
          <table:table-cell office:value-type="string">
            <text:p>58,5 – 3 · 391,5 = </text:p>
          </table:table-cell>
          <table:table-cell office:value-type="float" office:value="-1116">
            <text:p>-1116</text:p>
          </table:table-cell>
          <table:table-cell table:number-columns-repeated="4"/>
        </table:table-row>
        <table:table-row table:style-name="ro1">
          <table:table-cell office:value-type="string">
            <text:p>Valldemo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/>
          <table:table-cell table:style-name="ce3" office:value-type="string">
            <text:p>Máximo valor típico:</text:p>
          </table:table-cell>
          <table:table-cell office:value-type="float" office:value="898">
            <text:p>898</text:p>
          </table:table-cell>
          <table:table-cell table:number-columns-repeated="6"/>
        </table:table-row>
        <table:table-row table:style-name="ro1">
          <table:table-cell office:value-type="string">
            <text:p>Montui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/>
          <table:table-cell table:style-name="ce3" office:value-type="string">
            <text:p>Mínimo valor típico: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/>
          <table:table-cell table:style-name="ce3" office:value-type="string">
            <text:p>Valores atípicos:</text:p>
          </table:table-cell>
          <table:table-cell office:value-type="string">
            <text:p>1065, 1187, 1315, 1364</text:p>
          </table:table-cell>
          <table:table-cell table:number-columns-repeated="6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/>
          <table:table-cell table:style-name="ce3" office:value-type="string">
            <text:p>Valores extremos:</text:p>
          </table:table-cell>
          <table:table-cell office:value-type="string">
            <text:p>2080, 2374, 14541</text:p>
          </table:table-cell>
          <table:table-cell table:number-columns-repeated="6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9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9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/>
          <table:table-cell table:style-name="ce7" office:value-type="string">
            <text:p>EJERCICIO 4:</text:p>
          </table:table-cell>
          <table:table-cell table:number-columns-repeated="7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/>
          <table:table-cell table:style-name="ce3" office:value-type="string">
            <text:p>Mediana:</text:p>
          </table:table-cell>
          <table:table-cell table:formula="of:= MEDIAN ([.C6:.C72])" office:value-type="float" office:value="48.75">
            <text:p>48,75</text:p>
          </table:table-cell>
          <table:table-cell table:number-columns-repeated="6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/>
          <table:table-cell table:style-name="ce3" office:value-type="string">
            <text:p>Varianza:</text:p>
          </table:table-cell>
          <table:table-cell table:formula="of:= VARP ([.C6:.C72])" office:value-type="float" office:value="4020.27257714413">
            <text:p>4020,27</text:p>
          </table:table-cell>
          <table:table-cell table:number-columns-repeated="6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/>
          <table:table-cell table:style-name="ce3" office:value-type="string">
            <text:p>Desviación típica:</text:p>
          </table:table-cell>
          <table:table-cell office:value-type="float" office:value="63.4">
            <text:p>63,4</text:p>
          </table:table-cell>
          <table:table-cell table:number-columns-repeated="6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9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9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/>
          <table:table-cell table:style-name="ce7" office:value-type="string">
            <text:p>EJERCICIO 5: </text:p>
          </table:table-cell>
          <table:table-cell table:number-columns-repeated="7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9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/>
          <table:table-cell>
            <draw:frame table:end-cell-address="Hoja1.J57" table:end-x="0.088cm" table:end-y="0.053cm" draw:z-index="0" draw:style-name="gr1" svg:width="17.176cm" svg:height="8.182cm" svg:x="0.06cm" svg:y="0.001cm">
              <draw:object draw:notify-on-update-of-ranges="Hoja1.B6:Hoja1.B6 Hoja1.B7:Hoja1.B72 Hoja1.C6:Hoja1.C6 Hoja1.C6:Hoja1.C72 Hoja1.B6:Hoja1.B7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9"/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9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9"/>
        </table:table-row>
        <table:table-row table:style-name="ro1">
          <table:table-cell office:value-type="string">
            <text:p>Sant Llui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9"/>
        </table:table-row>
        <table:table-row table:style-name="ro1">
          <table:table-cell office:value-type="string">
            <text:p>Santa Maria del Cami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9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/>
          <table:table-cell table:style-name="ce3"/>
          <table:table-cell table:number-columns-repeated="7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9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9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9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9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9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9"/>
        </table:table-row>
        <table:table-row table:style-name="ro1">
          <table:table-cell office:value-type="string">
            <text:p>So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9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9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9"/>
        </table:table-row>
        <table:table-row table:style-name="ro1">
          <table:table-cell office:value-type="string">
            <text:p>Santanyi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9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9"/>
        </table:table-row>
        <table:table-row table:style-name="ro1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/>
          <table:table-cell table:style-name="ce7" office:value-type="string">
            <text:p>EJERCICIO 6: </text:p>
          </table:table-cell>
          <table:table-cell table:number-columns-repeated="7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/>
          <table:table-cell table:style-name="ce3" office:value-type="string">
            <text:p>Covarianza:</text:p>
          </table:table-cell>
          <table:table-cell table:formula="of:=COVAR ([.B6:.B72]; [.C6:.C72])" office:value-type="float" office:value="41738.3593606594">
            <text:p>41738,36</text:p>
          </table:table-cell>
          <table:table-cell table:number-columns-repeated="6"/>
        </table:table-row>
        <table:table-row table:style-name="ro1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/>
          <table:table-cell table:style-name="ce3" office:value-type="string">
            <text:p>Coeficiente de correlación:</text:p>
          </table:table-cell>
          <table:table-cell table:formula="of:=CORREL ([.B6:.B72];[.C6:.C72])" office:value-type="float" office:value="0.369430700177737">
            <text:p>0,37</text:p>
          </table:table-cell>
          <table:table-cell table:number-columns-repeated="6"/>
        </table:table-row>
        <table:table-row table:style-name="ro1">
          <table:table-cell office:value-type="string">
            <text:p>Sant Joan de Sa Talai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9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9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/>
          <table:table-cell table:style-name="ce3" office:value-type="string">
            <text:p>Existe una fuerte relación lineal entre las variables?</text:p>
          </table:table-cell>
          <table:table-cell/>
          <table:table-cell office:value-type="string">
            <text:p><text:s/>El coeficiente de correlacion, toma valores</text:p>
          </table:table-cell>
          <table:table-cell table:number-columns-repeated="5"/>
        </table:table-row>
        <table:table-row table:style-name="ro1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/>
          <table:table-cell office:value-type="string">
            <text:p>Entre -1 y 1. Si el CDC se aproxima a 0, significa que no existe relacion lineal entre las variables. </text:p>
          </table:table-cell>
          <table:table-cell table:number-columns-repeated="7"/>
        </table:table-row>
        <table:table-row table:style-name="ro1">
          <table:table-cell office:value-type="string">
            <text:p>Ciutadella de menorc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/>
          <table:table-cell office:value-type="string">
            <text:p>Si éste se aproxima a 1 o a -1, significa que la relación es máxima. Por lo tanto, en este caso podemos</text:p>
          </table:table-cell>
          <table:table-cell table:number-columns-repeated="7"/>
        </table:table-row>
        <table:table-row table:style-name="ro1">
          <table:table-cell office:value-type="string">
            <text:p>Santa Eulàlia del riu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/>
          <table:table-cell office:value-type="string">
            <text:p>afirmar que no hay una fuerte relación lineal entre las variables x e y.</text:p>
          </table:table-cell>
          <table:table-cell table:number-columns-repeated="7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9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9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9"/>
        </table:table-row>
        <table:table-row table:style-name="ro1">
          <table:table-cell office:value-type="string">
            <text:p>Eivi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9"/>
        </table:table-row>
        <table:table-row table:style-name="ro1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TOTAL</text:p>
          </table:table-cell>
          <table:table-cell office:value-type="float" office:value="37931">
            <text:p>37931</text:p>
          </table:table-cell>
          <table:table-cell table:formula="of:=SUM([.C6:.C72])" office:value-type="float" office:value="4991.67">
            <text:p>4991,67</text:p>
          </table:table-cell>
          <table:table-cell table:number-columns-repeated="9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/04/2011</text:date>, <text:time>20:20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 Company Contreras</meta:initial-creator>
    <meta:creation-date>2011-03-14T12:26:00.17</meta:creation-date>
    <dc:date>2011-04-03T20:20:23.45</dc:date>
    <dc:creator>Ana Company Contreras</dc:creator>
    <meta:editing-duration>PT10H25M50S</meta:editing-duration>
    <meta:editing-cycles>10</meta:editing-cycles>
    <meta:generator>OpenOffice.org/3.2$Win32 OpenOffice.org_project/320m12$Build-9483</meta:generator>
    <meta:document-statistic meta:table-count="3" meta:cell-count="2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77cm" svg:height="8.183cm" xlink:href=".." chart:class="chart:scatter" chart:style-name="ch1">
        <chart:plot-area chart:style-name="ch2" table:cell-range-address="Hoja1.B6:Hoja1.C72" chart:data-source-has-labels="both" svg:x="0.485cm" svg:y="0.163cm" svg:width="16.349cm" svg:height="7.895cm">
          <chart:axis chart:dimension="x" chart:name="primary-x" chart:style-name="ch3">
            <chart:title svg:x="6.736cm" svg:y="7.623cm" chart:style-name="ch4">
              <text:p>Nº Empresas régimen general</text:p>
            </chart:title>
            <chart:categories table:cell-range-address="Hoja1.B7:Hoja1.B72"/>
          </chart:axis>
          <chart:axis chart:dimension="y" chart:name="primary-y" chart:style-name="ch3">
            <chart:title svg:x="0.344cm" svg:y="4.539cm" chart:style-name="ch5">
              <text:p>Superficie</text:p>
            </chart:title>
          </chart:axis>
          <chart:series chart:style-name="ch6" chart:values-cell-range-address="Hoja1.C6:Hoja1.C72" chart:label-cell-address="Hoja1.C6:Hoja1.C6" chart:class="chart:scatter">
            <chart:domain table:cell-range-address="Hoja1.B6:Hoja1.B72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C6:Hoja1.C6">13,44</text:p>
              </table:table-cell>
            </table:table-row>
          </table:table-header-rows>
          <table:table-rows>
            <table:table-row>
              <table:table-cell office:value-type="string">
                <text:p text:id="Hoja1.B7:Hoja1.B72">14</text:p>
              </table:table-cell>
              <table:table-cell office:value-type="float" office:value="12">
                <text:p text:id="Hoja1.B6:Hoja1.B72">12</text:p>
              </table:table-cell>
              <table:table-cell office:value-type="float" office:value="13.44">
                <text:p text:id="Hoja1.C6:Hoja1.C72">13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1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14541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/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